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OpenSymbol" svg:font-family="OpenSymbol"/>
    <style:font-face style:name="Arial2" svg:font-family="Arial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4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5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6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7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8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9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10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11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12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13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14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15" style:family="paragraph" style:parent-style-name="Standard" style:list-style-name="L13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16" style:family="paragraph" style:parent-style-name="Standard" style:list-style-name="L14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17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18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</style:style>
    <style:style style:name="P20" style:family="paragraph" style:parent-style-name="Standard" style:list-style-name="L17">
      <style:paragraph-properties fo:line-height="100%" fo:text-align="start" style:justify-single-word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font-name="Liberation Serif" fo:font-size="12pt" fo:language="ru" fo:country="RU" fo:font-style="normal" fo:font-weight="normal" fo:background-color="transparent" style:font-name-asian="Calibri" style:font-style-asian="normal" style:font-weight-asian="normal" style:font-name-complex="Calibri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авилон, Арнольд.</text:p>
      <text:p text:style-name="P1"><text:s/></text:p>
      <text:p text:style-name="P1">Поттены отмечали выход на свободу с непозволительным размахом. В условиях досрочного освобождения не было пункта обязывающего участника программы воздерживаться от алкоголя, что лично я, считал огромным упущением. </text:p>
      <text:p text:style-name="P1">Дни летели один за другим, счёт пошёл на недели. Я начал чувствовать, что мой подопечный, крепко сел мне на шею. Всё это время, Поттены находились в одном из двух состояний – пьянка или похмелье. Я был уверен, что добром это не кончится, хотя не имел абсолютно никакого представления о том, что можно предпринять на этот счёт. </text:p>
      <text:p text:style-name="P1"><text:line-break/>Однажды, вернувшись домой, я застал Джо лежащим на диване. Ошмётки бургера падали с уголков его рта покрывая футболку грязными пятнами. В вырезе распахнутой рубашки копошился Джонатан. Время от времени он забирал бургер у брата, надкусывал и возвращал обратно. </text:p>
      <text:list xml:id="list1449605227809629804" text:style-name="L1">
        <text:list-item>
          <text:list>
            <text:list-item>
              <text:p text:style-name="P3">Переворачивай! <text:s/>- буркнул Джонатан.</text:p>
            </text:list-item>
          </text:list>
        </text:list-item>
      </text:list>
      <text:p text:style-name="P1">Джо перевернул страницу комикса. На покрытой следами сальных пальцев обложке красовалась надпись «Ратмэн и воины-призраки». Ратмэн — человек-крыса, герой популярных комиксов, был изображён убегающим от призрачных фигур. </text:p>
      <text:p text:style-name="P1">Сказать, что эта идиллическая картина несколько не вязалась с нашими планами на текущий день — было бы заметным преуменьшением. </text:p>
      <text:p text:style-name="P1">Я покосился на календарь.</text:p>
      <text:list xml:id="list2045204498801278350" text:style-name="L2">
        <text:list-item>
          <text:list>
            <text:list-item>
              <text:p text:style-name="P4">Джо, неужели сегодня четвёртое число?</text:p>
            </text:list-item>
            <text:list-item>
              <text:p text:style-name="P4">Верно, старина, четверг, четвёртое число. - Флегматично произнёс Джо не отрываясь от комикса. </text:p>
            </text:list-item>
            <text:list-item>
              <text:p text:style-name="P4">В таком случае, я почти уверен, что именно сегодня ты собирался пойти на автомойку к Дэниэлу. Ты ещё одолжил у меня десять долларов на костюм. </text:p>
            </text:list-item>
          </text:list>
        </text:list-item>
      </text:list>
      <text:p text:style-name="P1"/>
      <text:p text:style-name="P1">Джонатан издал противный булькающий звук и весьма верно, хотя и не без ноты ехидства подметил: - Джо, мне кажется твоя горничная обвиняет нас в неумении распоряжаться деньгами. </text:p>
      <text:list xml:id="list1712337791858243812" text:style-name="L3">
        <text:list-item>
          <text:list>
            <text:list-item>
              <text:p text:style-name="P5">Джонатан, сколько раз я тебе говорил: Арнольд не горничная, прекращай его дразнить.</text:p>
            </text:list-item>
            <text:list-item>
              <text:p text:style-name="P5">Ладно, тогда я буду звать его дворецким.</text:p>
            </text:list-item>
            <text:list-item>
              <text:p text:style-name="P5">Дворецкий звучит намного лучше, как считаешь, Арни? </text:p>
            </text:list-item>
            <text:list-item>
              <text:p text:style-name="P5">Я считаю, что тебе стоит привести себя в порядок и найти работу.</text:p>
            </text:list-item>
            <text:list-item>
              <text:p text:style-name="P5">Поверь, у Джонатана лёгкая рука, мы поднимем денег без лишней нервотрёпки. А Дэниэл, за пару сотен мать родную продаст. Разумеется, этот хрен согласен держать меня на бумаге в случае проверки. Твою десятку я внёс авансом. – Я хотел возразить, но Джо поднял руку вверх, словно бы показывая, что не потерпит возражений – К тому же, – продолжил он, – мы поставили сотню на Красных Буйволов, эта ставка точно выгорит!</text:p>
            </text:list-item>
          </text:list>
        </text:list-item>
      </text:list>
      <text:p text:style-name="P1">Мне кажется я уже начал понимать, куда завернул этот диалог. Интересно, как бы поступил на моём месте настоятель <text:span text:style-name="T1">R1npO43</text:span>? Думаю он позволил бы Джо столкнуться с последствиями собственной неорганизованности. Вляпаться в долги, напиться, подраться и в конце-концов вылететь из программы условно-досрочного. Отмотав оставшийся срок, Джо, имел бы отличную возможность<office:annotation office:name="__Annotation__494_2052434259"><dc:creator>&lt;анонимный&gt;</dc:creator><dc:date>2021-03-25T23:09:24.62</dc:date><text:p text:style-name="P21"><text:span text:style-name="T3">Шансы на шансы нуда</text:span></text:p><text:p text:style-name="P21"><text:span text:style-name="T3">Блять ещё хуже </text:span><text:span text:style-name="T3"><text:line-break/></text:span><text:span text:style-name="T3">редактор, вызываю тебя</text:span></text:p></office:annotation> пересмотреть свои взгляды на ставки в целом и на шансы<office:annotation-end office:name="__Annotation__494_2052434259"/> красных буйволов на победу, в частности.<text:line-break/>Внезапно, мои мысли переключились на блёрнбол и кажется я понял, как повысить свои шансы отделаться от этих лодырей.</text:p>
      <text:list xml:id="list508010871247969192" text:style-name="L4">
        <text:list-item>
          <text:list>
            <text:list-item>
              <text:p text:style-name="P6">Джо, что насчёт такой ставки: быки вылетят в полуфинале с отрывом от лидирующей команды не менее шести очков?</text:p>
            </text:list-item>
            <text:list-item>
              <text:p text:style-name="P6"><text:soft-page-break/>Ха! А парень-то не промах! – Засмеялся Джо, но тут же осёкся – Подожди, ты что, серьёзно предлагаешь мне пари? </text:p>
            </text:list-item>
          </text:list>
        </text:list-item>
      </text:list>
      <text:list xml:id="list6998506724353047166" text:style-name="L5">
        <text:list-item>
          <text:list>
            <text:list-item>
              <text:p text:style-name="P7">Абсолютно.</text:p>
            </text:list-item>
            <text:list-item>
              <text:p text:style-name="P7">Арнольд, ты когда-нибудь играл в блёрнбол? </text:p>
            </text:list-item>
            <text:list-item>
              <text:p text:style-name="P7">Ни единого раза. </text:p>
            </text:list-item>
            <text:list-item>
              <text:p text:style-name="P7">То есть тебе ни разу не прилетало в голову джебером*? Ты не ловил краста* на последних секундах, спасая команду от страйка, когда забивщики из соседней команды орут на тебя так, словно вот-вот вытрясут из тебя всё дерьмо? А ты стоишь и думаешь — блефуют они или нет? И ведь мы знаем, что даже если блефуют и ты снимешь, это может закончиться очень, очень плохо*. И ты всё равно хочешь спорить о блёре со мной? </text:p>
            </text:list-item>
            <text:list-item>
              <text:p text:style-name="P7">Звучит так, словно бы тебе нечего бояться. Но ты почему-то боишься. – Я опасался, что последней фразой перегнул палку, но кажется, я недооценил азартность присущую мистеру Поттену. <text:s/></text:p>
            </text:list-item>
          </text:list>
        </text:list-item>
      </text:list>
      <text:list xml:id="list2714892388998453049" text:style-name="L6">
        <text:list-item>
          <text:list>
            <text:list-item>
              <text:p text:style-name="P8">Арни. Ты можешь думать и даже говорить обо мне всё что угодно, но смею тебя заверить: ещё никогда Джо Поттен не боялся делать ставку на блёрнбол. <text:s/>И должен тебя предупредить: я дважды был чемпионом — сначала школы, а потом и колонии. </text:p>
            </text:list-item>
          </text:list>
        </text:list-item>
      </text:list>
      <text:list xml:id="list9132904800431395776" text:style-name="L7">
        <text:list-item>
          <text:list>
            <text:list-item>
              <text:p text:style-name="P9">Стоп, стоп, стоп. - Вклинился Джонатан, - Братишка нам надо обсудить кое-что. - Он зыркнул на меня и добавил – Наедине. </text:p>
            </text:list-item>
          </text:list>
        </text:list-item>
      </text:list>
      <text:p text:style-name="P1"/>
      <text:p text:style-name="P1"><office:annotation office:name="__Annotation__495_2052434259"><dc:creator>&lt;анонимный&gt;</dc:creator><dc:date>2021-03-25T23:09:54.64</dc:date><text:p text:style-name="P21"><text:span text:style-name="T3">Может дать сноской внизу страницы? </text:span></text:p><text:p text:style-name="P21"><text:span text:style-name="T3"><text:line-break/></text:span><text:span text:style-name="T3">Мне кажется забавно будет.</text:span></text:p></office:annotation>*Джебер — шест для крастования выкидываемый в третьем раунде в сторону команды противника.</text:p>
      <text:p text:style-name="P1">*Краст — утяжелённый вид мяча с перьевым хвостом на конце, названный в честь вымершего вида гуманоидных крыс-мутантов.</text:p>
      <text:p text:style-name="P1">*Судя по всему, Джо подразумевает печально известные события на матче 869 года, произошедшие, несмотря на блеф забивщиков противника и верное снятие краста хитчером Рейнджеров.</text:p>
      <text:p text:style-name="P1">Массовых жертв в тот роковой день удалось избежать благодаря слаженным действиям полиции и болельщиков. После инцидента, Атлантический комитет по экстремальным видам спорта был вынужден внести первую и на данный момент единственную поправку в правила Блёрнбола, впоследствии ставшую известной как «поправка хитчера».<office:annotation-end office:name="__Annotation__495_2052434259"/> </text:p>
      <text:p text:style-name="P1"/>
      <text:p text:style-name="P1"/>
      <text:p text:style-name="P1">Джо вскочил с дивана, подошёл к окну и уселся на подоконник склонив ухо к животу. Джонатан стал что-то сипло шептать ему на ухо периодически косясь в мою сторону. </text:p>
      <text:p text:style-name="P1">Через некоторое время семейный совет был окончен и ребята переместились обратно на кухню, страшно довольные собой. </text:p>
      <text:p text:style-name="P1">Слово взял Джонатан:</text:p>
      <text:p text:style-name="P1"><text:s/>— Значит так железяка. Я, как лицо не заинтересованное, буду следить за соблюдением условий вашего пари. Условия Джо таковы: – <text:s/>он начал загибать узловатые, четырёх фаланговые пальцы, – <text:s/>в случае победы буйволов или в случае отрыва по очкам меньше шести, ты обязуешься подписать бумаги для надзирателя в независимости от поведения Джо. </text:p>
      <text:list xml:id="list6046570353433287595" text:style-name="L8">
        <text:list-item>
          <text:list>
            <text:list-item>
              <text:p text:style-name="P10">Справедливо. А если я выиграю? </text:p>
            </text:list-item>
            <text:list-item>
              <text:p text:style-name="P10">Тогда Джо бросит пить. </text:p>
            </text:list-item>
            <text:list-item>
              <text:p text:style-name="P10">Этого мало. Мы оба прекрасно понимаем, что ты можешь напиваться за него. Вы оба не прикоснётесь к алкоголю в течение всего срока участия в программе – Поттены переглянулись. Было видно, что ставки высоки, но компетентность Джо в вопросах блёрнбола не вызывала у них сомнений. Вероятно, это было правдой, так-как Джо, в отличии от меня, видел блёрнбол хотя бы на экране. </text:p>
            </text:list-item>
            <text:list-item>
              <text:p text:style-name="P10">По рукам. - Братья одновременно протянули руки. Джо сконфузился и руку мне <text:soft-page-break/>жал младший из братьев, ещё минуту назад заявлявший о своём нейтралитете.</text:p>
              <text:p text:style-name="P10"/>
            </text:list-item>
          </text:list>
        </text:list-item>
      </text:list>
      <text:p text:style-name="P1">В этот момент раздалось дребезжание дверного звонка. Джо поморщился прикладывая руки к вискам. - Арнольд, дружище... - Начал он, но я и сам не хотел, чтобы он открывал дверь. Если это тюремный психолог, то ему лучше не видеть эту парочку в таком, мягко говоря, неприглядном виде. </text:p>
      <text:p text:style-name="P1">Направляясь к двери, я искренне раскаивался в своём намерении исказить правду, утешая уколы совести благими намерениями. </text:p>
      <text:p text:style-name="P1"/>
      <text:p text:style-name="P1">Тем не менее, врать не пришлось. За дверью стоял незнакомый мне нахцерер завёрнутый в лёгкий плащ на двух рядах пуговиц, в помятой шляпе и с кейсом в руке. </text:p>
      <text:list xml:id="list4243674473197801187" text:style-name="L9">
        <text:list-item>
          <text:list>
            <text:list-item>
              <text:p text:style-name="P11">Добрый день. - Приподнял он шляпу. - Прошу прощения, что отвлекаю вас от домашних забот в пятничный вечер. Я ищу мистера Поттена. </text:p>
            </text:list-item>
          </text:list>
        </text:list-item>
      </text:list>
      <text:p text:style-name="P1">За моей спиной раздалось шлёпание босых ног. </text:p>
      <text:list xml:id="list1622778043489898902" text:style-name="L10">
        <text:list-item>
          <text:list>
            <text:list-item>
              <text:p text:style-name="P12">Это я — Выходя в прихожую, заявил Джо. </text:p>
            </text:list-item>
            <text:list-item>
              <text:p text:style-name="P12">Мистер Поттен, примите мои соболезнования. </text:p>
            </text:list-item>
            <text:list-item>
              <text:p text:style-name="P12">Принимаю, мистер.. </text:p>
            </text:list-item>
            <text:list-item>
              <text:p text:style-name="P12">Ву. Нихтен Ву. – Представился нахцерер и передал Джо конверт в одном из уголков которого была перетянута чёрная траурная кайма. </text:p>
            </text:list-item>
            <text:list-item>
              <text:p text:style-name="P12">Мистер Ву, в связи с чем мне полагается скорбеть? </text:p>
            </text:list-item>
            <text:list-item>
              <text:p text:style-name="P12">Ваш дядюшка, мистер Карлингтон, согласно законам Вавилонской республики официально признан мёртвым. В извещении вы найдёте всю необходимую информацию о панихиде и волеизъявлении покойного.</text:p>
            </text:list-item>
            <text:list-item>
              <text:p text:style-name="P12">А вы уверенны, что не перепутали? Может вам нужен какой-то другой Поттен? </text:p>
            </text:list-item>
            <text:list-item>
              <text:p text:style-name="P12">О нет, мистер Поттен. Мои наниматели заплатили мне хорошие деньги, что бы исключить подобную ошибку. </text:p>
            </text:list-item>
            <text:list-item>
              <text:p text:style-name="P12">И как же вы узнали что перед вами именно тот Поттен который вам нужен? </text:p>
            </text:list-item>
            <text:list-item>
              <text:p text:style-name="P12">По запаху. - При этих словах и без того красное от многодневной пьянки лицо Джо стало пунцовым. Нахцерер заметил это и добавил — Мистер Поттен, вам не стоит смущаться. Мы, нахцерер, чувствуем запах без того эмоционального окраса, который вы, хуманы, ему придаёте. Для меня ваш запах — это запах денег. Надеюсь такое объяснение вас устроит? </text:p>
            </text:list-item>
            <text:list-item>
              <text:p text:style-name="P12">Так значит вы не похоронный агент? – Джо пристально осмотрел незнакомца снизу вверх.</text:p>
            </text:list-item>
            <text:list-item>
              <text:p text:style-name="P12">Нет. </text:p>
            </text:list-item>
            <text:list-item>
              <text:p text:style-name="P12">Что-то вроде детектива или сыщика? </text:p>
            </text:list-item>
            <text:list-item>
              <text:p text:style-name="P12">Что-то вроде, мистер Поттен. </text:p>
            </text:list-item>
            <text:list-item>
              <text:p text:style-name="P12">И кто же вас нанял? </text:p>
            </text:list-item>
            <text:list-item>
              <text:p text:style-name="P12">Боюсь, что этого я вам сообщить не могу. Не позволяет профессиональная этика. </text:p>
              <text:p text:style-name="P12"><office:annotation><dc:creator>&lt;анонимный&gt;</dc:creator><dc:date>2021-03-31T00:02:20.68</dc:date><text:p text:style-name="P23"><text:span text:style-name="T3">Смею напомнить, что в квесте, Поттена нашли по запаху. Достаточно ли это ебанутая хуйня чтобы оставить её в истории? Окей, оставляем. Тогда надо ввернуть в первой главе что-то про этот запах, блять</text:span></text:p></office:annotation></text:p>
            </text:list-item>
          </text:list>
        </text:list-item>
      </text:list>
      <text:p text:style-name="P1">Нахцерер поклонился коротким кивком головы и направился в сторону лестницы. </text:p>
      <text:p text:style-name="P1">Джо провожал мистера Ву растерянным взглядом. Когда раздался хлопок входной двери, Джо, не поворачиваясь ко мне, спросил:</text:p>
      <text:list xml:id="list4717912588256093646" text:style-name="L11">
        <text:list-item>
          <text:list>
            <text:list-item>
              <text:p text:style-name="P13">Арнольд, дружище, почему этот джентльмен сказал «пятничный» вечер? - Он рассеянно крутил в руках конверт. – Ведь сегодня четверг. – Он бросил взгляд на отрывной календарь висящий на стене. </text:p>
            </text:list-item>
            <text:list-item>
              <text:p text:style-name="P13">О нет, Джо. Сегодня пятница. – Не без некоторого торжества заметил я. – Утром мне пришло в голову, что своевременно отрывать листы календаря не входит в список моих хлопот, несмотря на то, что ты уже успел к этому привыкнуть.</text:p>
            </text:list-item>
            <text:list-item>
              <text:p text:style-name="P13">То есть матч был вчера? - Угрюмо уточнил Джо. </text:p>
            </text:list-item>
            <text:list-item>
              <text:p text:style-name="P13">Верно, Джо, вчера. </text:p>
            </text:list-item>
            <text:list-item>
              <text:p text:style-name="P13"><text:soft-page-break/>И быки продули с разницей в шесть очков?</text:p>
            </text:list-item>
            <text:list-item>
              <text:p text:style-name="P13">Всё так, мистер Поттен. </text:p>
            </text:list-item>
            <text:list-item>
              <text:p text:style-name="P13">Ты самый большой железный говнюк во вселенной, Арнольд.</text:p>
            </text:list-item>
          </text:list>
        </text:list-item>
      </text:list>
      <text:p text:style-name="P1"/>
      <text:p text:style-name="P1">Джо ворчал и пинал пустые бутылки имитируя уборку. Я решил, что лучше его не беспокоить и стоит дать ему выместить своё раздражение на окружающей мебели, благо новой её назвать можно было с очень большой натяжкой. </text:p>
      <text:p text:style-name="P1"/>
      <text:p text:style-name="P1">Джонатан, как более практичный хуман, к тому же лишённый возможности пинать ногами чтобы то ни было, вытащил конверт из кармана брюк и принялся за чтение. На его лице проступило выражение, которое я мог идентифицировать как удивление смешанное с радостью.</text:p>
      <text:list xml:id="list8838358452791633155" text:style-name="L12">
        <text:list-item>
          <text:list>
            <text:list-item>
              <text:p text:style-name="P14">Джо, братишка! Какого чёрта? У нашего папаши был брат? </text:p>
            </text:list-item>
            <text:list-item>
              <text:p text:style-name="P14">Хрен его знает, кто у этого сукина сына был. </text:p>
            </text:list-item>
            <text:list-item>
              <text:p text:style-name="P14">Мне кажется, ты не врубаешься. Этот хрен оставил нам наследство!</text:p>
            </text:list-item>
            <text:list-item>
              <text:p text:style-name="P14">Ага, наследство, держи карман шире! Если у нашего папаши и был брат, то оставить он нам мог только долги, склонность к алкоголизму, блядству и мутациям. Ты плохо изучил наше семейное древо, Поттен.</text:p>
            </text:list-item>
            <text:list-item>
              <text:p text:style-name="P14"><office:annotation><dc:creator>&lt;анонимный&gt;</dc:creator><dc:date>2021-03-31T00:01:44.70</dc:date><text:p text:style-name="P23"><text:span text:style-name="T3">Здесь не помешает объяснение почему именно по линии отца</text:span></text:p></office:annotation></text:p>
            </text:list-item>
          </text:list>
        </text:list-item>
      </text:list>
      <text:list xml:id="list6320140202224996917" text:style-name="L13">
        <text:list-item>
          <text:list>
            <text:list-item>
              <text:p text:style-name="P15">Так и что же ты предлагаешь делать? Отказаться почтить память дядюшки? </text:p>
            </text:list-item>
            <text:list-item>
              <text:p text:style-name="P15">А на кой чёрт оно нам надо? </text:p>
            </text:list-item>
            <text:list-item>
              <text:p text:style-name="P15">Джо. Повторяю по слогам: на-след-ство. У этого мужика, всяко за душой было больше, чем у нас, особенно учитывая просранную на быках сотню. Впрочем, если ты отказываешься от своей доли, я готов взять заботу о её применении на себя. </text:p>
            </text:list-item>
          </text:list>
        </text:list-item>
      </text:list>
      <text:p text:style-name="P1"><office:annotation office:name="__Annotation__161_1237126955"><dc:creator>&lt;анонимный&gt;</dc:creator><dc:date>2021-03-30T23:58:00.72</dc:date><text:p text:style-name="P23"><text:span text:style-name="T3">Хз. Кажется Арнольд и Джонатан должны или выступать за одни и те же действия но с разной мотивацией или всё время придерживаться разных точек зрения, создавая конфликт.</text:span></text:p><text:p text:style-name="P23"><text:span text:style-name="T3">Кажется первый вариант элегантней</text:span></text:p></office:annotation>Я решил вмешаться. - Джо, не поддерживая твоего скептического отношения к родственным связям, должен признать, что<office:annotation-end office:name="__Annotation__161_1237126955"/> </text:p>
      <text:p text:style-name="P1"/>
      <text:p text:style-name="P1">Я решил вмешаться. </text:p>
      <text:list xml:id="list7626930569832784497" text:style-name="L14">
        <text:list-item>
          <text:list>
            <text:list-item>
              <text:p text:style-name="P16">Джо, не соглашаясь с меркантильностью твоего брата, вынужден признать, что поддерживаю его мнение о необходимости посещения этого мероприятия. Думаю тебе пойдёт на пользу узнать больше о своих родственниках. – Сказанное было только частью правды. Я был уверен, что Джо стоит отвлечься и наконец выбраться из дома. К тому же, ему бы пришлось побриться и привести в порядок одежду, что должно было поспособствовать успешному поиску работы. Джо бросил на меня тяжёлый взгляд и взорвался:</text:p>
            </text:list-item>
            <text:list-item>
              <text:p text:style-name="P16"><office:annotation office:name="__Annotation__238_33520504"><dc:creator>&lt;анонимный&gt;</dc:creator><dc:date>2021-03-31T21:25:38.14</dc:date><text:p text:style-name="P22"><text:span text:style-name="T4">Вообще я хотел оставить такой монолог для более драматичного момента, но думаю ничего не помешает воспроизвести его <text:s/>иной форме.</text:span></text:p></office:annotation>Ох, да катитесь вы к чертям! Когда не надо — только и делаете, что гавкаетесь, – Раздражение Джо начинало смахивать на настоящую ярость. – Но стоит мне принять решение — вы тут же спеваетесь и начинаете мне рассказывать, что я, сука, должен делать, смотреть тошно!<office:annotation-end office:name="__Annotation__238_33520504"/> </text:p>
            </text:list-item>
          </text:list>
        </text:list-item>
      </text:list>
      <text:p text:style-name="P1">На этих словах лицо Джона в очередной раз сменило оттенок. Гневный багрянец сменился нездоровым землянисто-зелёным цветом, и, словно бы подтверждая правоту только что сказанного, Джо извергнул содержимое желудка на пол. </text:p>
      <text:p text:style-name="P1">Эта, казалось бы не самая приятная процедура, явно принесла бедняге некоторое облегчение. Раздражение Джо моментально пошло на убыль, уступая место интересу. Насколько я успел узнать Джо — я мог заключить, что для него было абсолютно нормальным вспыхивать как спичка и также быстро остывать. <text:s/></text:p>
      <text:list xml:id="list6374187116753920929" text:style-name="L15">
        <text:list-item>
          <text:list>
            <text:list-item>
              <text:p text:style-name="P17">Ладно, предположим, что мы поедем туда. Но должен предупредить вас обоих: я соглашаюсь на это не потому, что считаю ваши доводы убедительными, а только для того, чтобы вы от меня<office:annotation office:name="__Annotation__213_33520504"><dc:creator>&lt;анонимный&gt;</dc:creator><dc:date>2021-03-31T21:20:56.72</dc:date><text:p text:style-name="P22"><text:span text:style-name="T4">Что насчёт мата вообще? </text:span><text:span text:style-name="T4"><text:line-break/></text:span><text:span text:style-name="T4">Какая степень реалистичности подходит?</text:span></text:p></office:annotation> отъебались. <office:annotation-end office:name="__Annotation__213_33520504"/><text:s text:c="2"/></text:p>
            </text:list-item>
          </text:list>
        </text:list-item>
      </text:list>
      <text:p text:style-name="P1"/>
      <text:p text:style-name="P1"><text:line-break/><text:soft-page-break/>Вавилон, Джо.</text:p>
      <text:p text:style-name="P1"/>
      <text:p text:style-name="P1">Панихида была назначена назавтра. Арнольд не оставлял надежды привести меня, в так называемый порядочный вид. Железке было явно невдомёк, что то, как я выгляжу — само по себе неплохо для мужика моего возраста, прошедшего огонь, воду и медные трубы. </text:p>
      <text:p text:style-name="P1">Признаюсь, мне было хреново. Своё самочувствие я щедро транслировал вовне. Меня мучила абстиненция, я ныл как ребёнок, клял буйволов на чём свет стоит, а время от времени срывался на ребятах. Впрочем, подолгу сердиться на младшего брата я никогда не умел, а Арнольд, кажется, попросту не поддавался на мои провокации. Так что в конечном итоге мне пришлось смириться с происходящим и мало помалу завязать быть такой невыносимой задницей.</text:p>
      <text:p text:style-name="P1"/>
      <text:p text:style-name="P1">Утром я вышел во двор перехватив Дэниэла на пути к сервису. </text:p>
      <text:list xml:id="list5646494025285616784" text:style-name="L17">
        <text:list-item>
          <text:list>
            <text:list-item>
              <text:p text:style-name="P18">О, поглядите-ка, кого я вижу! Как поживает мой новый работничек?</text:p>
            </text:list-item>
            <text:list-item>
              <text:p text:style-name="P18">Хрен тебе на воротник, Дэни, а не работничек. – Прервал я его клоунаду. Он растерянно смотрел на меня всё ещё держа руки разведёнными в широком, приветственном жесте. Ага, директора корчить собрался. </text:p>
            </text:list-item>
            <text:list-item>
              <text:p text:style-name="P18">Дэн, мне нужна твоя тачка, а я тут как раз вспомнил, что оставил у тебя по пьяни десятку. Давай договоримся — десятка остаётся у тебя, а ты взамен дашь мне прокатиться на своей развалюхе.</text:p>
            </text:list-item>
            <text:list-item>
              <text:p text:style-name="P18">Подожди, Джо, мы так не договаривались... – начал мямлить он. Я не хотел выслушивать эту чепуху, к тому же Дэн, очевидно, слюнтяй и заткнуть его за пояс мне труда не составит. </text:p>
            </text:list-item>
            <text:list-item>
              <text:p text:style-name="P18">А мы вообще ни о чём с тобой, приятель, не договаривались. Ты, блин, воспользовался моментом, пока я был в хлам и подписал меня на какую-то херню, о которой и вспоминать страшно. </text:p>
            </text:list-item>
            <text:list-item>
              <text:p text:style-name="P18">Нет, Джо, не так всё было. И думаю, если ты решил нарушить договор, то мне, со своей стороны тоже не зазорно будет выкинуть какую-нибудь хрень – Вот ведь урод, – Подумал я. – <text:s/>Встал в позу. И как не вовремя.</text:p>
            </text:list-item>
            <text:list-item>
              <text:p text:style-name="P18">Слушай, внимательно Дэн. Единственную хрень, которую тебе стоит выкинуть, так это ту, которую ты себе в башку вбил. Ты думаешь, что раз я на УДО, то можно мной помыкать, как рабом?</text:p>
            </text:list-item>
            <text:list-item>
              <text:p text:style-name="P18">Так тебе даже делать ни черта не надо! - Сдавлено вскрикнул он. Глазами он обвёл двор, явно не желая, что бы кто-то знал о нашей сделке. Вот же кретин. – Только платить, чтобы я подписал бумаги!</text:p>
            </text:list-item>
            <text:list-item>
              <text:p text:style-name="P18">Так вот, дружище, если ты вдруг не в курсе: это называется вымогательство. </text:p>
            </text:list-item>
            <text:list-item>
              <text:p text:style-name="P18">Но ты сам предложил.. Он в конец сконфузился, явно не зная, что делать дальше. </text:p>
            </text:list-item>
            <text:list-item>
              <text:p text:style-name="P18">Я предложил, а ты согласился. Бабки мои ты себе прибрал, а теперь начинаешь мне яйца выкручивать. Думаю ты и сам уже всё понимаешь, как хреново оно сложилось. Так что давай по хорошему: десятка твоя навсегда, тачка моя на вечер. Верну с полным баком, а потом забываем о происшествии. По рукам? – <text:s/>Тут главное не дать ему сообразить в чём подвох. Я протянул руку, словно подводя итог. Дэн машинально (это всегда срабатывает с такими как он), протянул руку в ответ. Сжимать его костлявую и потную ладонь я не стал. Вместо этого глядя ему в глаза, так чтобы Дэн понял насколько бестактно и неловко он ошибся с рукопожатием, произнёс:</text:p>
            </text:list-item>
            <text:list-item>
              <text:p text:style-name="P20"><text:span text:style-name="T2">Дэни. Ключи.</text:span></text:p>
            </text:list-item>
          </text:list>
        </text:list-item>
      </text:list>
      <text:p text:style-name="P19"><text:span text:style-name="T2"/></text:p>
      <text:p text:style-name="P19"><text:span text:style-name="T2">Вообще-то я из команды хороших парней и Дэни ничего не угрожало. Просто время от времени стоит упражняться, тем более если уж выпала такая возможность.</text:span></text:p>
      <text:p text:style-name="P19"><text:span text:style-name="T2"/></text:p>
      <text:p text:style-name="P19"><text:soft-page-break/><text:span text:style-name="T2">И вот мы едем по вармингтон-стрит в правом ряду, плетёмся так медленно, что я бы мог выйти в начале улицы, засадить за мусорным баком одной из местных шалав, перекусить хот-догом и не спеша догнать свою же тачку на пересечении вармингтон и кроссбери. </text:span></text:p>
      <text:p text:style-name="P19"><text:span text:style-name="T2">Арнольду категорически нельзя садиться за руль. Он тормозит на жёлтый, пропускает каждого охреневшего мудака и при этом ещё и молчит, когда его подрезают. </text:span></text:p>
      <text:p text:style-name="P19"><text:span text:style-name="T2">Он славный малый, но рано или поздно такие как он развалят этот город своей вежливостью.</text:span></text:p>
      <text:p text:style-name="P19"><text:span text:style-name="T2">Вавилон жёсткий город. Он любит сильных ребят. Ты можешь быть конченым нарком, пьяницей и бездельником, но если у тебя яйца на месте, то всё путём, город тебя примет. </text:span></text:p>
      <text:p text:style-name="P19"><text:span text:style-name="T2"><office:annotation><dc:creator>&lt;анонимный&gt;</dc:creator><dc:date>2021-03-31T22:55:48.12</dc:date><text:p text:style-name="P22"><text:span text:style-name="T4">Здесь стоит дать побольше описаний города от лица Джо. </text:span></text:p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OpenSymbol" svg:font-family="OpenSymbol"/>
    <style:font-face style:name="Arial2" svg:font-family="Arial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5T22:56:32.36</meta:creation-date>
    <dc:date>2021-03-31T23:16:08.11</dc:date>
    <meta:editing-duration>PT9H12S</meta:editing-duration>
    <meta:editing-cycles>90</meta:editing-cycles>
    <meta:generator>OpenOffice/4.1.7$Win32 OpenOffice.org_project/417m1$Build-9800</meta:generator>
    <meta:document-statistic meta:table-count="0" meta:image-count="0" meta:object-count="0" meta:page-count="6" meta:paragraph-count="110" meta:word-count="2521" meta:character-count="15464"/>
  </office:meta>
</office:document-meta>
</file>